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NewRoman" svg:font-family="TimesNewRoman"/>
    <style:font-face style:name="Rockwell" svg:font-family="Rockwel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NewRoman1" svg:font-family="TimesNewRoman" style:font-family-generic="roman"/>
    <style:font-face style:name="Calibri" svg:font-family="Calibri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7mm"/>
    </style:style>
    <style:style style:name="co2" style:family="table-column">
      <style:table-column-properties fo:break-before="auto" style:column-width="287.3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NewRoman" fo:font-size="12pt" style:font-name-asian="TimesNewRoman" style:font-size-asian="12pt" style:font-name-complex="TimesNewRoman" style:font-size-complex="12pt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6" style:family="table-cell" style:parent-style-name="Default" style:data-style-name="N0">
      <style:text-properties style:font-name="TimesNewRoman" fo:font-size="12pt" style:font-name-asian="TimesNewRoman" style:font-size-asian="12pt" style:font-name-complex="TimesNewRoman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Rockwell" fo:font-size="10pt" fo:font-weight="bold" style:font-name-asian="Noto Sans CJK SC Regular" style:font-size-asian="10pt" style:font-weight-asian="bold" style:font-name-complex="Rockwell" style:font-size-complex="10pt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use-window-font-color="true" style:font-name="Liberation Sans" fo:font-size="10pt" fo:font-weight="bold" style:font-name-asian="Noto Sans CJK SC Regular" style:font-size-asian="10pt" style:font-weight-asian="bold" style:font-name-complex="FreeSans1" style:font-size-complex="10pt" style:font-weight-complex="bold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style:font-name="Liberation Sans2" fo:font-size="12pt" fo:language="en" fo:country="US" style:font-name-asian="Noto Sans CJK SC Regular" style:font-size-asian="12pt" style:language-asian="en" style:country-asian="US" style:font-name-complex="FreeSans1" style:font-size-complex="12pt" style:language-complex="en" style:country-complex="US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Times new roman" fo:font-size="12pt" style:font-name-asian="Noto Sans CJK SC Regular" style:font-size-asian="12pt" style:font-name-complex="Calibri" style:font-size-complex="12pt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Noto Sans CJK SC Regular" style:font-size-asian="12pt" style:font-name-complex="Calibri" style:font-size-complex="12pt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Noto Sans CJK SC Regular" style:font-size-asian="12pt" style:font-name-complex="Calibri" style:font-size-complex="12pt"/>
    </style:style>
    <style:style style:name="ce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NewRoman" fo:font-size="12pt" style:font-name-asian="TimesNewRoman" style:font-size-asian="12pt" style:font-name-complex="TimesNewRoman" style:font-size-complex="12pt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use-window-font-color="true" style:font-name="Liberation Serif" fo:font-size="12pt" fo:language="en" fo:country="IN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use-window-font-color="true" style:font-name="TimesNewRoman1" fo:font-size="12pt" fo:language="none" fo:country="none" style:font-name-asian="FreeSans" style:font-size-asian="12pt" style:language-asian="none" style:country-asian="none" style:font-name-complex="DejaVu Sans" style:font-size-complex="12pt" style:language-complex="en" style:country-complex="US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TimesNewRoman" fo:font-size="12pt" style:font-name-asian="TimesNewRoman" style:font-size-asian="12pt" style:font-name-complex="TimesNewRoman" style:font-size-complex="12pt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Rockwell" fo:font-size="10pt" fo:font-weight="bold" style:font-name-asian="Noto Sans CJK SC Regular" style:font-size-asian="10pt" style:font-weight-asian="bold" style:font-name-complex="Rockwell" style:font-size-complex="10pt" style:font-weight-complex="bold"/>
    </style:style>
    <style:style style:name="ce23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use-window-font-color="true" style:font-name="TimesNewRoman1" fo:font-size="12pt" style:font-name-asian="Noto Sans CJK SC Regular" style:font-size-asian="12pt" style:font-name-complex="FreeSans1" style:font-size-complex="12pt"/>
    </style:style>
    <style:style style:name="ce2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Times New Roman" fo:font-size="12pt" style:font-name-asian="Noto Sans CJK SC Regular" style:font-size-asian="12pt" style:font-name-complex="FreeSans1" style:font-size-complex="12pt"/>
    </style:style>
    <style:style style:name="ce25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Noto Sans CJK SC Regular" style:font-size-asian="12pt" style:font-name-complex="FreeSans1" style:font-size-complex="12pt"/>
    </style:style>
    <style:style style:name="ce2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50505" style:font-name="Times New Roman" fo:font-size="12pt" style:font-name-asian="Noto Sans CJK SC Regular" style:font-size-asian="12pt" style:font-name-complex="FreeSans1" style:font-size-complex="12pt"/>
    </style:style>
    <style:style style:name="ce27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50505" style:font-name="Times New Roman" fo:font-size="12pt" style:font-name-asian="Noto Sans CJK SC Regular" style:font-size-asian="12pt" style:font-name-complex="FreeSans1" style:font-size-complex="12pt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TimesNewRoman" fo:font-size="12pt" style:font-name-asian="TimesNewRoman" style:font-size-asian="12pt" style:font-name-complex="TimesNewRoman" style:font-size-complex="12pt"/>
    </style:style>
    <style:style style:name="ce29" style:family="table-cell" style:parent-style-name="Default" style:data-style-name="N0">
      <style:table-cell-properties fo:border-bottom="none" fo:border-left="none" fo:border-right="none" fo:border-top="0.06pt solid #000000"/>
      <style:text-properties style:font-name="TimesNewRoman" fo:font-size="12pt" style:font-name-asian="TimesNewRoman" style:font-size-asian="12pt" style:font-name-complex="TimesNewRoman" style:font-size-complex="12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asian="Noto Sans CJK SC Regular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weight="normal" style:letter-kerning="true" fo:country="none" style:country-asian="none" style:country-complex="none" style:font-name-asian="FreeSans" style:font-name-complex="DejaVu Sans" style:font-size-asian="12pt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1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.VEERA NITESH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Project1:</text:p>
          </table:table-cell>
          <table:table-cell table:style-name="ce10" office:value-type="string" calcext:value-type="string">
            <text:p>Audio &amp; video processing using open max and stagefright,yoc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jective:</text:p>
          </table:table-cell>
          <table:table-cell table:style-name="ce11" office:value-type="string" calcext:value-type="string">
            <text:p><text:span text:style-name="T2">To creat a Custome Plugin for  Openmax/Stagefright for audio and video streaming on Android plateform for custome SoC.</text:span>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Roles and Resonsibilities:</text:p>
          </table:table-cell>
          <table:table-cell table:style-name="ce12" office:value-type="string" calcext:value-type="string">
            <text:p>Understand of layers, receipes for supported architectures in open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3" office:value-type="string" calcext:value-type="string">
            <text:p>Yocto building process for different architectures and bitbake work flow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Prepared Detail documents of Yocto build for Rpi, Dragon board. <text:s text:c="5"/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Build Kernel images for RPI using Yocto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3" office:value-type="string" calcext:value-type="string">
            <text:p>Build Kernel images for BeagleBone using Yocto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3" office:value-type="string" calcext:value-type="string">
            <text:p>Understanding of Booting sequence. 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4" office:value-type="string" calcext:value-type="string">
            <text:p>Android build for open max 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>
          <table:table-cell table:style-name="ce2"/>
          <table:table-cell table:style-name="ce15"/>
          <table:table-cell table:number-columns-repeated="1022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ontribution:</text:p>
          </table:table-cell>
          <table:table-cell table:style-name="ce16" office:value-type="string" calcext:value-type="string">
            <text:p>To vlidate the open max using Andriod build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7" office:value-type="string" calcext:value-type="string">
            <text:p>Board bring up for dragon board 410c using Yocto is don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Board bring up for raspberry pi3 using Yocto is done.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7" office:value-type="string" calcext:value-type="string">
            <text:p>Understanding how to Integrate the Bellagio Source code with Open Max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9" office:value-type="string" calcext:value-type="string">
            <text:p>Collecting the logs while playing the Audio in Dragon baord with Prebuild Android Image for Understanding the flow of OpenMax.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Tools Used:</text:span></text:p>
          </table:table-cell>
          <table:table-cell table:style-name="ce20" office:value-type="string" calcext:value-type="string">
            <text:p>git,rasberry-pi3,b<text:span text:style-name="T3">eaglebone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ftware Used</text:p>
          </table:table-cell>
          <table:table-cell table:style-name="ce3" office:value-type="string" calcext:value-type="string">
            <text:p>Android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">Debugging Techniques</text:span></text:p>
          </table:table-cell>
          <table:table-cell table:style-name="ce3" office:value-type="string" calcext:value-type="string">
            <text:p>ADB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<text:span text:style-name="T1">Test cases written: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5" table:number-columns-spanned="2" table:number-rows-spanned="2"/>
          <table:covered-table-cell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Project2:</text:p>
          </table:table-cell>
          <table:table-cell table:style-name="ce22" office:value-type="string" calcext:value-type="string">
            <text:p>Linux Test Project(LTP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bjective:</text:p>
          </table:table-cell>
          <table:table-cell table:style-name="ce23" office:value-type="string" calcext:value-type="string">
            <text:p>As part of Automation Linux Test Project team, we are testing the stability,and robustness of the Linux kernel by executing test cases Systemcalls,fs,ipc on X86 Architecture</text:p>
            <text:p>Converting test cases into xml formate and integrated them in VTAT tool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Roles and Resonsibilities:</text:p>
          </table:table-cell>
          <table:table-cell table:style-name="ce24" office:value-type="string" calcext:value-type="string">
            <text:p>Understanding <text:s/>LTP work flow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Cloning LTP on linux from open source community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Setting up LTP test cases on linux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Setting up LTP test cases on Rasberry pi3 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Manually executing “ipc” and “device driver test case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Converted ipc and device driver test cases into XML format.</text:p>
          </table:table-cell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ontribution:</text:p>
          </table:table-cell>
          <table:table-cell table:style-name="ce26" office:value-type="string" calcext:value-type="string">
            <text:p>Installed necessary modules to run LTP testcase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5" office:value-type="string" calcext:value-type="string">
            <text:p>Prepared Test Doccum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7" office:value-type="string" calcext:value-type="string">
            <text:p>Executed 364 syscalls test suit manually on linux os.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5" office:value-type="string" calcext:value-type="string">
            <text:p>Prepared Test Execution Summary and Reports.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Tools Used:</text:span></text:p>
          </table:table-cell>
          <table:table-cell table:style-name="ce20" office:value-type="string" calcext:value-type="string">
            <text:p><text:span text:style-name="T4">git,ltp-test suit,rasberry-pi3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Us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Debugging Techniques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2"/>
          <table:table-cell table:number-columns-repeated="1022"/>
        </table:table-row>
        <table:table-row table:style-name="ro1">
          <table:table-cell table:style-name="ce2"/>
          <table:table-cell table:style-name="ce23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 table:number-rows-repeated="5">
          <table:table-cell table:style-name="ce2"/>
          <table:table-cell table:style-name="ce2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/>
          <table:table-cell table:style-name="ce7"/>
          <table:table-cell table:number-columns-repeated="1020"/>
        </table:table-row>
        <table:table-row table:style-name="ro1">
          <table:table-cell table:style-name="ce7" table:number-columns-spanned="2" table:number-rows-spanned="2"/>
          <table:covered-table-cell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7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4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7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4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15"/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7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4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15"/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7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4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15"/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7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 table:number-rows-repeated="4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28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15"/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 table:number-rows-repeated="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4"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NewRoman" svg:font-family="TimesNewRoman"/>
    <style:font-face style:name="Rockwell" svg:font-family="Rockwel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NewRoman1" svg:font-family="TimesNewRoman" style:font-family-generic="roman"/>
    <style:font-face style:name="Calibri" svg:font-family="Calibri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3:00:32.715541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rikanth Gadiwala</meta:initial-creator>
    <meta:creation-date>2017-10-31T19:05:33Z</meta:creation-date>
    <dc:date>2018-01-10T13:01:28.191578580</dc:date>
    <meta:editing-cycles>70</meta:editing-cycles>
    <meta:editing-duration>PT2H10M25S</meta:editing-duration>
    <meta:document-statistic meta:table-count="1" meta:cell-count="48" meta:object-count="0"/>
  </office:meta>
</office:document-meta>
</file>